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fo:border-bottom="2.01pt solid #000000" fo:background-color="#c0c0c0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8mm" svg:height="89.98mm" svg:x="107.57mm" svg:y="10.82mm">
            <draw:object draw:notify-on-update-of-ranges="Hoja1.A2:Hoja1.A4 Hoja1.B2:Hoja1.B4 Hoja1.C2:Hoja1.C4 Hoja1.D2:Hoja1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static 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cto</text:p>
          </table:table-cell>
          <table:table-cell table:style-name="ce2" office:value-type="float" office:value="0.039028727" calcext:value-type="float">
            <text:p>0,039028727</text:p>
          </table:table-cell>
          <table:table-cell table:style-name="ce2" office:value-type="float" office:value="0.038480219" calcext:value-type="float">
            <text:p>0,038480219</text:p>
          </table:table-cell>
          <table:table-cell table:style-name="ce2" office:value-type="float" office:value="0.036386421" calcext:value-type="float">
            <text:p>0,03638642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38059705" calcext:value-type="float">
            <text:p>0,038059705</text:p>
          </table:table-cell>
          <table:table-cell table:style-name="ce3" office:value-type="float" office:value="0.037924551" calcext:value-type="float">
            <text:p>0,037924551</text:p>
          </table:table-cell>
          <table:table-cell table:style-name="ce3" office:value-type="float" office:value="0.041688609" calcext:value-type="float">
            <text:p>0,041688609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float" office:value="0.035381175" calcext:value-type="float">
            <text:p>0,035381175</text:p>
          </table:table-cell>
          <table:table-cell table:style-name="ce4" office:value-type="float" office:value="0.034598569" calcext:value-type="float">
            <text:p>0,034598569</text:p>
          </table:table-cell>
          <table:table-cell table:style-name="ce4" office:value-type="float" office:value="0.037753926" calcext:value-type="float">
            <text:p>0,037753926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20:07:17.9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avi</meta:initial-creator>
    <meta:creation-date>2018-05-13T12:17:33Z</meta:creation-date>
    <dc:date>2019-05-18T20:10:10.142000000</dc:date>
    <meta:editing-duration>PT12M42S</meta:editing-duration>
    <meta:editing-cycles>2</meta:editing-cycles>
    <meta:document-statistic meta:table-count="1" meta:cell-count="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906cm" svg:y="3.687cm" style:legend-expansion="high" chart:style-name="ch2"/>
        <chart:plot-area chart:style-name="ch3" table:cell-range-address="Hoja1.A2:Hoja1.D4" chart:data-source-has-labels="column" svg:x="0.319cm" svg:y="0.179cm" svg:width="12.268cm" svg:height="8.641cm">
          <chartooo:coordinate-region svg:x="1.433cm" svg:y="0.383cm" svg:width="10.961cm" svg:height="7.78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class="chart:line">
            <chart:data-point chart:repeated="3"/>
          </chart:series>
          <chart:series chart:style-name="ch7" chart:values-cell-range-address="Hoja1.C2:Hoja1.C4" chart:class="chart:line">
            <chart:data-point chart:repeated="3"/>
          </chart:series>
          <chart:series chart:style-name="ch8" chart:values-cell-range-address="Hoja1.D2:Hoja1.D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fecto</text:p>
                <draw:g>
                  <svg:desc>Hoja1.A2:Hoja1.A4</svg:desc>
                </draw:g>
              </table:table-cell>
              <table:table-cell office:value-type="float" office:value="0.039028727">
                <text:p>0.039028727</text:p>
                <draw:g>
                  <svg:desc>Hoja1.B2:Hoja1.B4</svg:desc>
                </draw:g>
              </table:table-cell>
              <table:table-cell office:value-type="float" office:value="0.038480219">
                <text:p>0.038480219</text:p>
                <draw:g>
                  <svg:desc>Hoja1.C2:Hoja1.C4</svg:desc>
                </draw:g>
              </table:table-cell>
              <table:table-cell office:value-type="float" office:value="0.036386421">
                <text:p>0.036386421</text:p>
                <draw:g>
                  <svg:desc>Hoja1.D2:Hoja1.D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8059705">
                <text:p>0.038059705</text:p>
              </table:table-cell>
              <table:table-cell office:value-type="float" office:value="0.037924551">
                <text:p>0.037924551</text:p>
              </table:table-cell>
              <table:table-cell office:value-type="float" office:value="0.041688609">
                <text:p>0.0416886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5381175">
                <text:p>0.035381175</text:p>
              </table:table-cell>
              <table:table-cell office:value-type="float" office:value="0.034598569">
                <text:p>0.034598569</text:p>
              </table:table-cell>
              <table:table-cell office:value-type="float" office:value="0.037753926">
                <text:p>0.037753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